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5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8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9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0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1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15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6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T18" style:parent-style-name="Fuentedepárrafopredeter." style:family="text">
      <style:text-properties style:font-name="Times New Roman" style:font-name-complex="Times New Roman" style:font-weight-complex="bold" style:font-size-complex="16pt"/>
    </style:style>
    <style:style style:name="T19" style:parent-style-name="Fuentedepárrafopredeter." style:family="text">
      <style:text-properties style:font-name="Times New Roman" style:font-name-complex="Times New Roman" style:font-weight-complex="bold" style:font-size-complex="16pt"/>
    </style:style>
    <style:style style:name="T20" style:parent-style-name="Fuentedepárrafopredeter." style:family="text">
      <style:text-properties style:font-name="Times New Roman" style:font-name-complex="Times New Roman" style:font-weight-complex="bold" style:font-size-complex="16pt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24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5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27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8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9" style:parent-style-name="Standard" style:family="paragraph">
      <style:text-properties style:font-name="Times New Roman" style:font-name-complex="Times New Roman" fo:font-size="11pt" style:font-size-asian="11pt"/>
    </style:style>
    <style:style style:name="P30" style:parent-style-name="Standard" style:family="paragraph">
      <style:text-properties style:font-name="Times New Roman" style:font-name-complex="Times New Roman" fo:font-size="11pt" style:font-size-asian="11pt"/>
    </style:style>
    <style:style style:name="P3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4pt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3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37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4pt"/>
    </style:style>
    <style:style style:name="P4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4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45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46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T47" style:parent-style-name="Fuentedepárrafopredeter." style:family="text">
      <style:text-properties style:font-name="Times New Roman" style:font-name-complex="Times New Roman" style:font-weight-complex="bold" fo:color="#000000" style:font-size-complex="14pt"/>
    </style:style>
    <style:style style:name="T48" style:parent-style-name="Fuentedepárrafopredeter." style:family="text">
      <style:text-properties style:font-name="Times New Roman" style:font-name-complex="Times New Roman" style:font-weight-complex="bold" fo:color="#000000" style:font-size-complex="14pt"/>
    </style:style>
  </office:automatic-styles>
  <office:body>
    <office:text text:use-soft-page-breaks="true">
      <text:p text:style-name="P1">CU0008_AdministrarComentarios</text:p>
      <text:p text:style-name="P2"/>
      <text:p text:style-name="P3">Clase<text:s/>ComentariosConDenuncia</text:p>
      <text:p text:style-name="P4">•<text:tab/>Responsabilidades</text:p>
      <text:p text:style-name="P5">◦<text:tab/>Permitir la visualización de un listado de los comentarios<text:s/>con denuncias</text:p>
      <text:p text:style-name="P6"/>
      <text:p text:style-name="P7">•<text:tab/>Atributos</text:p>
      <text:p text:style-name="P8">◦<text:tab/>Comentario</text:p>
      <text:p text:style-name="P9">◦<text:tab/>FechaComentario</text:p>
      <text:p text:style-name="P10">◦<text:tab/>FechaDenuncia</text:p>
      <text:p text:style-name="P11">◦<text:tab/>MotivoDenuncia</text:p>
      <text:p text:style-name="P12"/>
      <text:p text:style-name="P13">Clase BuscadorDenuncias</text:p>
      <text:p text:style-name="P14">•<text:tab/>Responsabilidades</text:p>
      <text:p text:style-name="P15">◦<text:tab/>Realizar la búsqueda de las denuncias y lo enlaza con el objeto denunciado según el tipo de objeto ya sea publicación o comentario</text:p>
      <text:p text:style-name="P16"/>
      <text:p text:style-name="P17">•<text:tab/>Atributos</text:p>
      <text:p text:style-name="Standard"><text:span text:style-name="T18">◦</text:span><text:span text:style-name="T19"><text:tab/>TipoObjeto (Publicación,Comen</text:span><text:span text:style-name="T20">tario)</text:span></text:p>
      <text:p text:style-name="P21"/>
      <text:p text:style-name="P22">Clase ActualizadorDenuncia</text:p>
      <text:p text:style-name="P23">•<text:tab/>Responsabilidades</text:p>
      <text:p text:style-name="P24">◦<text:tab/>Procesa la actualización de aprobación o eliminación de las denuncias según el tipo de objeto ya sea publicación o comentario</text:p>
      <text:p text:style-name="P25"/>
      <text:p text:style-name="P26">•<text:tab/>Atributos</text:p>
      <text:p text:style-name="P27">◦<text:tab/>TipoObjeto (Publicación,Comentario)</text:p>
      <text:p text:style-name="P28">◦<text:tab/>Accion<text:s/>(Aprobar,Eliminar)</text:p>
      <text:p text:style-name="P29"/>
      <text:p text:style-name="P30"/>
      <text:p text:style-name="P31">Clase<text:s/>Comentarios</text:p>
      <text:p text:style-name="P32">•<text:tab/>Responsabilidades</text:p>
      <text:p text:style-name="P33">◦<text:tab/>Persistir los cambios de estado de denuncia en los comentarios.</text:p>
      <text:p text:style-name="P34"/>
      <text:p text:style-name="P35">•<text:tab/>Atributos</text:p>
      <text:p text:style-name="P36">◦<text:tab/>Estado (Normal,Denunciado,Eliminado)</text:p>
      <text:p text:style-name="P37">◦<text:tab/>IdDenuncia</text:p>
      <text:p text:style-name="P38"/>
      <text:p text:style-name="P39">Clase Denuncias</text:p>
      <text:p text:style-name="P40">•<text:tab/>Responsabilidades</text:p>
      <text:p text:style-name="P41">◦<text:tab/>Persistir las cambios de<text:s/>estado en las denuncias</text:p>
      <text:p text:style-name="P42"/>
      <text:p text:style-name="P43">•<text:tab/>Atributos</text:p>
      <text:p text:style-name="P44">◦<text:tab/>FechaAprobacion</text:p>
      <text:p text:style-name="P45">◦<text:tab/>FechaEliminacion</text:p>
      <text:p text:style-name="P46">◦<text:tab/>UsuarioAprobacion</text:p>
      <text:p text:style-name="Standard"><text:span text:style-name="T47">◦</text:span><text:span text:style-name="T48"><text:tab/>UsuarioEliminac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</meta:initial-creator>
    <dc:creator>Rodrigo Lostes</dc:creator>
    <meta:creation-date>2012-07-21T00:44:00Z</meta:creation-date>
    <dc:date>2012-08-03T12:59:00Z</dc:date>
    <meta:template xlink:href="Normal" xlink:type="simple"/>
    <meta:editing-cycles>24</meta:editing-cycles>
    <meta:editing-duration>PT17340S</meta:editing-duration>
    <meta:document-statistic meta:page-count="1" meta:paragraph-count="2" meta:word-count="164" meta:character-count="1064" meta:row-count="7" meta:non-whitespace-character-count="902"/>
  </office:meta>
</office:document-meta>
</file>